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79aa6" officeooo:paragraph-rsid="00079aa6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6pt" fo:font-weight="bold" officeooo:rsid="000942e5" officeooo:paragraph-rsid="000942e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79aa6" officeooo:paragraph-rsid="00079aa6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5pt" fo:font-weight="bold" officeooo:rsid="00079aa6" officeooo:paragraph-rsid="00079aa6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942e5" officeooo:paragraph-rsid="000942e5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a457c" officeooo:paragraph-rsid="000a457c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f0ed1" officeooo:paragraph-rsid="000f0ed1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08ef3" officeooo:paragraph-rsid="00108ef3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0f287" officeooo:paragraph-rsid="0010f287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a457c" officeooo:paragraph-rsid="000a457c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normal" officeooo:rsid="00108ef3" officeooo:paragraph-rsid="00108ef3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4pt" fo:font-weight="bold" officeooo:rsid="000e868c" officeooo:paragraph-rsid="000e868c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08ef3" officeooo:paragraph-rsid="00108ef3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079aa6" officeooo:paragraph-rsid="00079aa6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079aa6" officeooo:paragraph-rsid="0009ccef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0a457c" officeooo:paragraph-rsid="000a457c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0ceabd" officeooo:paragraph-rsid="000e6781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08ef3" officeooo:paragraph-rsid="00108ef3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0942e5" officeooo:paragraph-rsid="00079aa6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0e868c" officeooo:paragraph-rsid="000e868c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0f0ed1" officeooo:paragraph-rsid="000f0ed1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0f0ed1" officeooo:paragraph-rsid="000f0ed1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fo:font-size="14pt" fo:font-weight="normal" officeooo:rsid="00079aa6" officeooo:paragraph-rsid="00079aa6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style:text-properties fo:font-size="14pt" fo:font-weight="normal" officeooo:rsid="0007a72e" officeooo:paragraph-rsid="0007a72e" style:font-size-asian="12.25pt" style:font-weight-asian="normal" style:font-size-complex="14pt" style:font-weight-complex="normal"/>
    </style:style>
    <style:style style:name="P25" style:family="paragraph" style:parent-style-name="Standard" style:list-style-name="L2">
      <style:text-properties fo:font-size="14pt" fo:font-weight="normal" officeooo:rsid="0008be73" officeooo:paragraph-rsid="0008be73" style:font-size-asian="12.25pt" style:font-weight-asian="normal" style:font-size-complex="14pt" style:font-weight-complex="normal"/>
    </style:style>
    <style:style style:name="P26" style:family="paragraph" style:parent-style-name="Standard" style:list-style-name="L2">
      <style:text-properties fo:font-size="14pt" fo:font-weight="normal" officeooo:rsid="000942e5" officeooo:paragraph-rsid="000942e5" style:font-size-asian="12.25pt" style:font-weight-asian="normal" style:font-size-complex="14pt" style:font-weight-complex="normal"/>
    </style:style>
    <style:style style:name="P27" style:family="paragraph" style:parent-style-name="Standard" style:list-style-name="L3">
      <style:text-properties fo:font-size="14pt" fo:font-weight="normal" officeooo:rsid="000a457c" officeooo:paragraph-rsid="000e6781" style:font-size-asian="12.25pt" style:font-weight-asian="normal" style:font-size-complex="14pt" style:font-weight-complex="normal"/>
    </style:style>
    <style:style style:name="P28" style:family="paragraph" style:parent-style-name="Standard" style:list-style-name="L3">
      <style:text-properties fo:font-size="14pt" fo:font-weight="normal" officeooo:rsid="000b6351" officeooo:paragraph-rsid="000e6781" style:font-size-asian="12.25pt" style:font-weight-asian="normal" style:font-size-complex="14pt" style:font-weight-complex="normal"/>
    </style:style>
    <style:style style:name="P29" style:family="paragraph" style:parent-style-name="Standard" style:list-style-name="L3">
      <style:text-properties fo:font-size="14pt" fo:font-weight="normal" officeooo:rsid="000e868c" officeooo:paragraph-rsid="000e868c" style:font-size-asian="12.25pt" style:font-weight-asian="normal" style:font-size-complex="14pt" style:font-weight-complex="normal"/>
    </style:style>
    <style:style style:name="P30" style:family="paragraph" style:parent-style-name="Standard" style:list-style-name="L6">
      <style:text-properties fo:font-size="14pt" fo:font-weight="normal" officeooo:rsid="00108ef3" officeooo:paragraph-rsid="00108ef3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108ef3" officeooo:paragraph-rsid="00108ef3" style:font-size-asian="12.25pt" style:font-weight-asian="normal" style:font-size-complex="14pt" style:font-weight-complex="normal"/>
    </style:style>
    <style:style style:name="P32" style:family="paragraph" style:parent-style-name="Standard" style:list-style-name="L6">
      <style:text-properties fo:font-size="14pt" fo:font-weight="normal" officeooo:rsid="00108ef3" officeooo:paragraph-rsid="00108ef3" style:font-size-asian="14pt" style:font-weight-asian="normal" style:font-size-complex="14pt" style:font-weight-complex="normal"/>
    </style:style>
    <style:style style:name="P33" style:family="paragraph" style:parent-style-name="Standard" style:list-style-name="L3">
      <style:text-properties fo:font-size="14pt" fo:font-weight="bold" officeooo:rsid="000e6781" officeooo:paragraph-rsid="000e6781" style:font-size-asian="12.25pt" style:font-weight-asian="bold" style:font-size-complex="14pt" style:font-weight-complex="bold"/>
    </style:style>
    <style:style style:name="P34" style:family="paragraph" style:parent-style-name="Standard" style:list-style-name="L7">
      <style:text-properties fo:font-size="14pt" fo:font-weight="bold" officeooo:rsid="0010f287" officeooo:paragraph-rsid="0010f287" style:font-size-asian="14pt" style:font-weight-asian="bold" style:font-size-complex="14pt" style:font-weight-complex="bold"/>
    </style:style>
    <style:style style:name="P35" style:family="paragraph" style:parent-style-name="Standard" style:list-style-name="L2">
      <style:text-properties fo:font-size="15pt" fo:font-weight="bold" officeooo:rsid="0008be73" officeooo:paragraph-rsid="0008be73" style:font-size-asian="13.1000003814697pt" style:font-weight-asian="bold" style:font-size-complex="15pt" style:font-weight-complex="bold"/>
    </style:style>
    <style:style style:name="P36" style:family="paragraph" style:parent-style-name="Standard" style:list-style-name="L5">
      <style:text-properties fo:font-size="15pt" fo:font-weight="bold" officeooo:rsid="000f0ed1" officeooo:paragraph-rsid="000f0ed1" style:font-size-asian="13.1000003814697pt" style:font-weight-asian="bold" style:font-size-complex="15pt" style:font-weight-complex="bold"/>
    </style:style>
    <style:style style:name="P37" style:family="paragraph" style:parent-style-name="Standard" style:list-style-name="L6">
      <style:text-properties fo:font-size="15pt" fo:font-weight="bold" officeooo:rsid="000f0ed1" officeooo:paragraph-rsid="000f0ed1" style:font-size-asian="13.1000003814697pt" style:font-weight-asian="bold" style:font-size-complex="15pt" style:font-weight-complex="bold"/>
    </style:style>
    <style:style style:name="P38" style:family="paragraph" style:parent-style-name="Standard" style:list-style-name="L6">
      <style:text-properties fo:font-size="15pt" fo:font-weight="bold" officeooo:rsid="00108ef3" officeooo:paragraph-rsid="00108ef3" style:font-size-asian="13.1000003814697pt" style:font-weight-asian="bold" style:font-size-complex="15pt" style:font-weight-complex="bold"/>
    </style:style>
    <style:style style:name="P39" style:family="paragraph" style:parent-style-name="Standard" style:list-style-name="L3">
      <style:text-properties officeooo:paragraph-rsid="000e6781"/>
    </style:style>
    <style:style style:name="P40" style:family="paragraph" style:parent-style-name="Standard" style:list-style-name="L4">
      <style:text-properties officeooo:paragraph-rsid="000e868c"/>
    </style:style>
    <style:style style:name="P41" style:family="paragraph" style:parent-style-name="Standard" style:list-style-name="L4">
      <style:text-properties fo:font-weight="bold" officeooo:rsid="000e868c" officeooo:paragraph-rsid="000e868c" style:font-weight-asian="bold" style:font-weight-complex="bold"/>
    </style:style>
    <style:style style:name="P42" style:family="paragraph" style:parent-style-name="Standard" style:list-style-name="L4">
      <style:text-properties fo:font-weight="bold" officeooo:rsid="000f0ed1" officeooo:paragraph-rsid="000f0ed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6351" style:font-weight-asian="normal" style:font-weight-complex="normal"/>
    </style:style>
    <style:style style:name="T3" style:family="text">
      <style:text-properties fo:font-weight="normal" officeooo:rsid="00108ef3" style:font-weight-asian="normal" style:font-weight-complex="normal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942e5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ceab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b6351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e868c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bold" officeooo:rsid="000b6351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0ceabd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0e868c" style:font-size-asian="12.25pt" style:font-weight-asian="bold" style:font-size-complex="14pt" style:font-weight-complex="bold"/>
    </style:style>
    <style:style style:name="T14" style:family="text">
      <style:text-properties officeooo:rsid="000a11b9"/>
    </style:style>
    <style:style style:name="T15" style:family="text">
      <style:text-properties officeooo:rsid="000b635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31c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oco dell’Oca Pazza - GOP </text:p>
      <text:p text:style-name="P4"/>
      <text:p text:style-name="P3">Dove trovarlo:</text:p>
      <text:list xml:id="list3741742344" text:style-name="L1">
        <text:list-item>
          <text:p text:style-name="P23">GitHub: https://github.com/Bona612/GOP<text:span text:style-name="T17">3</text:span></text:p>
        </text:list-item>
      </text:list>
      <text:p text:style-name="P14"/>
      <text:p text:style-name="P3">Tema</text:p>
      <text:p text:style-name="P14">Il tema del progetto che si va a presentare è il calcio, argomento magari distante dall’informatica ma che appassiona il sottoscritto al pari livello dell’informatica</text:p>
      <text:p text:style-name="P14"/>
      <text:p text:style-name="P3">Caratteristiche</text:p>
      <text:list xml:id="list1834896265" text:style-name="L2">
        <text:list-item>
          <text:p text:style-name="P24">Si può giocare da 2 a 6 giocatori</text:p>
        </text:list-item>
        <text:list-item>
          <text:p text:style-name="P35"><text:span text:style-name="T5">Il tabellone è formato da caselle </text:span><text:span text:style-name="T6">(da 40 a 100)</text:span><text:span text:style-name="T5"> di vario tipo:</text:span></text:p>
          <text:list>
            <text:list-item>
              <text:p text:style-name="P25">Torna alla casella iniziale</text:p>
            </text:list-item>
            <text:list-item>
              <text:p text:style-name="P25">Pesca una carta dal deck</text:p>
            </text:list-item>
            <text:list-item>
              <text:p text:style-name="P25">Casella finale</text:p>
            </text:list-item>
            <text:list-item>
              <text:p text:style-name="P25">Salta 1 turno</text:p>
            </text:list-item>
            <text:list-item>
              <text:p text:style-name="P26">Spostamento avanti o indietro di n posizioni</text:p>
            </text:list-item>
            <text:list-item>
              <text:p text:style-name="P26">Casella iniziale</text:p>
            </text:list-item>
            <text:list-item>
              <text:p text:style-name="P26">Casella vuota</text:p>
            </text:list-item>
          </text:list>
        </text:list-item>
        <text:list-item>
          <text:p text:style-name="P24">Esistono vari tipi di carte:</text:p>
          <text:list>
            <text:list-item>
              <text:p text:style-name="P25">Ritira il dado</text:p>
            </text:list-item>
            <text:list-item>
              <text:p text:style-name="P25">Torna indietro di n caselle</text:p>
            </text:list-item>
            <text:list-item>
              <text:p text:style-name="P25">Vai avanti di n caselle</text:p>
            </text:list-item>
            <text:list-item>
              <text:p text:style-name="P25">Scambia la posizione con il giocatore precedente o successivo</text:p>
            </text:list-item>
            <text:list-item>
              <text:p text:style-name="P25">Carta vuota</text:p>
            </text:list-item>
          </text:list>
        </text:list-item>
      </text:list>
      <text:p text:style-name="P14"/>
      <text:p text:style-name="P2">Scelte di implementazione</text:p>
      <text:p text:style-name="P14"/>
      <text:p text:style-name="P5">Array di caratteri</text:p>
      <text:p text:style-name="P15">Per <text:span text:style-name="T14">la memorizzazione e la stampa delle informazioni utili alla comprensione e allo svolgimento del gioco abbiamo utilizzato degli array di caratteri, in quanto sono facilmente manipolabili con le funzioni della libreria cstring, ma anche manualmente dal programmatore</text:span>.</text:p>
      <text:p text:style-name="P15"/>
      <text:p text:style-name="P6">Domande</text:p>
      <text:p text:style-name="P16">Le domande che vengono stampate a video sono memorizzate in una struttura appropriata che contiene anche la risposta corretta tra le 4 opzioni date ai giocatori,</text:p>
      <text:p text:style-name="P16">ovviamente in base alla correttezza o meno della risposta verranno eseguite delle azioni.</text:p>
      <text:p text:style-name="P14"/>
      <text:p text:style-name="P6">Programmazione a oggetti</text:p>
      <text:p text:style-name="P16">Si è scelto di utilizzare la programmazione ad oggetti per <text:s/>rendere più facile la modifica del progetto e perché ogni parte implementata può funzionare in singolo.</text:p>
      <text:p text:style-name="P10"><text:soft-page-break/>Gli oggetti che sono stati sviluppati sono:</text:p>
      <text:list xml:id="list4251158613" text:style-name="L3">
        <text:list-item>
          <text:p text:style-name="P27"><text:span text:style-name="T16">Box – Casella</text:span>: </text:p>
          <text:p text:style-name="P27">contiene il c<text:span text:style-name="T15">o</text:span>struttore, il distruttore virtuale e vari metodi tra cui <text:span text:style-name="T15">quello che applica l’effetto del giocatore che ci arriva; mentre come attributi si sono scelti un campo testo e un colore in base al tipo di box.</text:span></text:p>
          <text:p text:style-name="P27"/>
          <text:p text:style-name="P28">Esistono alcune sottoclassi di box:</text:p>
          <text:list>
            <text:list-item>
              <text:p text:style-name="P39"><text:span text:style-name="T11">BackStartBox</text:span><text:span text:style-name="T8">: casella il cui effetto ti fa tornare all’inizio </text:span><text:span text:style-name="T7">(probabilità del 5%)</text:span></text:p>
            </text:list-item>
            <text:list-item>
              <text:p text:style-name="P39"><text:span text:style-name="T11">DrawCardBox</text:span><text:span text:style-name="T8">: casella il cui effetto ti fa pescare una carta dal Deck </text:span><text:span text:style-name="T7">(probabilità del 25%)</text:span></text:p>
            </text:list-item>
            <text:list-item>
              <text:p text:style-name="P39"><text:span text:style-name="T12">FinishBox</text:span><text:span text:style-name="T7">: casella finale del tabellone</text:span></text:p>
            </text:list-item>
            <text:list-item>
              <text:p text:style-name="P39"><text:span text:style-name="T11">MissTurnBox</text:span><text:span text:style-name="T8">: casella il cui effetto è quello di far stare fermo un turno il giocatore che ci arriva sopra </text:span><text:span text:style-name="T7">(probabilità del 15%)</text:span></text:p>
            </text:list-item>
            <text:list-item>
              <text:p text:style-name="P39"><text:span text:style-name="T12">MoveBox</text:span><text:span text:style-name="T7">: casella il cui effetto è quello di spostare il giocatore che ci arriva sopra avanti/indietro di n posizioni (probabilità del 20% per spostamenti in avanti e probabilità del 20% per spostamenti all’indietro)</text:span></text:p>
            </text:list-item>
            <text:list-item>
              <text:p text:style-name="P39"><text:span text:style-name="T12">StartBox</text:span><text:span text:style-name="T7">: casella iniziale del tabellone</text:span></text:p>
            </text:list-item>
            <text:list-item>
              <text:p text:style-name="P39"><text:span text:style-name="T12">VoidBox</text:span><text:span text:style-name="T7">: casella vuota che non ha alcun effetto (probabilità del 15%)</text:span></text:p>
            </text:list-item>
          </text:list>
        </text:list-item>
      </text:list>
      <text:p text:style-name="P17"><text:tab/></text:p>
      <text:list xml:id="list234815428453929" text:continue-numbering="true" text:style-name="L3">
        <text:list-item>
          <text:p text:style-name="P33">Card – Carta<text:span text:style-name="T1">:</text:span></text:p>
          <text:p text:style-name="P29">contiene il costruttore, il distruttore virtuale e vari metodi tra cui quello che applica l’effetto della carta che è stata estratta dal giocatore; l’unico attributo in questo caso è il testo del della carta da mandare in output.</text:p>
        </text:list-item>
      </text:list>
      <text:p text:style-name="P20"/>
      <text:p text:style-name="P12"><text:span text:style-name="T1"><text:tab/></text:span><text:span text:style-name="T2">Esistono alcune sottoclassi di </text:span><text:span text:style-name="T1">card</text:span><text:span text:style-name="T2">:</text:span></text:p>
      <text:list xml:id="list931271583" text:style-name="L4">
        <text:list-item>
          <text:p text:style-name="P40"><text:span text:style-name="T13">AgainCard</text:span><text:span text:style-name="T9">: carta il cui effetto è quello di far ritirare il dado ancora una volta (probabilità del 20%)</text:span></text:p>
        </text:list-item>
        <text:list-item>
          <text:p text:style-name="P41"><text:span text:style-name="T4">BackCard</text:span><text:span text:style-name="T5">: carta che viene creata se la risposta alla domanda è errata, fa tornare indietro di n (da 1 a 6) caselle</text:span></text:p>
        </text:list-item>
        <text:list-item>
          <text:p text:style-name="P41"><text:span text:style-name="T4">ForwardCard</text:span><text:span text:style-name="T5">: carta che viene creata se la risposta alla domanda è corretta, fa andare avanti di n (da 1 a 6) caselle</text:span></text:p>
        </text:list-item>
        <text:list-item>
          <text:p text:style-name="P42"><text:span text:style-name="T4">QuestionCard</text:span><text:span text:style-name="T5">: carta il cui effetto è quello di estrarre una domanda a caso tra quelle memorizzate e porla all’utente, che poi dovrà rispondere per ottenere un bonus (ForwardCard) o un malus (BackCard) (probabilità del 50%)</text:span></text:p>
        </text:list-item>
        <text:list-item>
          <text:p text:style-name="P42"><text:span text:style-name="T4">SwitchCard</text:span><text:span text:style-name="T5">: carta il cui effetto è quello di scambiare la posizione del giocatore che l’ha estratta con o il precedente o il successivo, in modo casuale (probabilità del 20%)</text:span></text:p>
        </text:list-item>
        <text:list-item>
          <text:p text:style-name="P42"><text:span text:style-name="T4">VoidCard</text:span><text:span text:style-name="T5">: carta che non ha alcun effetto (probabilità del 10%)</text:span></text:p>
        </text:list-item>
      </text:list>
      <text:p text:style-name="P21"/>
      <text:list xml:id="list4006076678" text:style-name="L5">
        <text:list-item>
          <text:p text:style-name="P36">Deck – Mazzo<text:span text:style-name="T1">:</text:span></text:p>
        </text:list-item>
      </text:list>
      <text:p text:style-name="P7"><text:span text:style-name="T1"><text:tab/></text:span><text:span text:style-name="T10">contiene il costruttore, il distruttore e il metodo per pescare una carta dal</text:span></text:p>
      <text:p text:style-name="P22"><text:tab/>mazzo, che effettivamente non esiste perché viene creata un carta ogni <text:tab/>volta che la si richiede, così facendo il mazzo è illimitato.</text:p>
      <text:list xml:id="list2536376049" text:style-name="L6">
        <text:list-item>
          <text:p text:style-name="P37"><text:soft-page-break/>Player – Giocatore<text:span text:style-name="T1">:</text:span></text:p>
          <text:p text:style-name="P37"><text:span text:style-name="T1">contiene il costruttore, il distruttore e le informazioni necessarie per la stampa a video del giocatore, tra cui il nome che è una combinazione con i caratteri di escape del colore scelto dall’utente; tiene </text:span><text:span text:style-name="T3">anche il conto della posizione su cui si trova.</text:span></text:p>
        </text:list-item>
      </text:list>
      <text:p text:style-name="P4"/>
      <text:list xml:id="list234816037199747" text:continue-numbering="true" text:style-name="L6">
        <text:list-item>
          <text:p text:style-name="P38">Dice – Dado<text:span text:style-name="T1">:</text:span></text:p>
          <text:p text:style-name="P32">contiene il costruttore, il distruttore e il metodo che permette il lancio del dado, ovvero un metodo che simula il lancio di un dado vero e che ritorna un intero compreso tra 1 e 6.</text:p>
        </text:list-item>
      </text:list>
      <text:p text:style-name="P11"/>
      <text:list xml:id="list234816264201899" text:continue-numbering="true" text:style-name="L6">
        <text:list-item>
          <text:p text:style-name="P38">Game – Gioco<text:span text:style-name="T1">:</text:span></text:p>
          <text:p text:style-name="P30">contiene il costruttore, il distruttore e vari metodi che fanno parte del fulcro del gioco, infatti qui abbiamo il metodo per creare i giocatori, quello per creare il tabellone e la creazione del dado e del mazzo.</text:p>
          <text:p text:style-name="P30">Il gioco una volta inizializzate tutte le variabili entra nella vivo con un ciclo che termina solamente quando uno dei giocatori arriva nella casella finale.</text:p>
        </text:list-item>
      </text:list>
      <text:p text:style-name="P4"/>
      <text:p text:style-name="P4">Grafica</text:p>
      <text:p text:style-name="P14">Per la grafica è stato scelto di utilizzare delle semplici sequenze di escape su terminale che colorano l’output del programma, senza aver utilizzato librerie grafiche di alcun tipo</text:p>
      <text:p text:style-name="P19"/>
      <text:p text:style-name="P8">Strumenti utilizzati</text:p>
      <text:p text:style-name="P18"/>
      <text:p text:style-name="P13">Eclipse<text:span text:style-name="T1">: per programmare il gioco in C++ è stato utilizato l’IDE Eclipse</text:span></text:p>
      <text:p text:style-name="P13">MinGW<text:span text:style-name="T1">: per la compilazione è stato usato MinGW</text:span></text:p>
      <text:p text:style-name="P18"/>
      <text:p text:style-name="P9">Membri del team:</text:p>
      <text:list xml:id="list2714272243" text:style-name="L7">
        <text:list-item>
          <text:p text:style-name="P34">Matteo Boccal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19:44.833000000</meta:creation-date>
    <dc:date>2018-10-23T23:48:14.547000000</dc:date>
    <meta:editing-duration>PT2H21M3S</meta:editing-duration>
    <meta:editing-cycles>13</meta:editing-cycles>
    <meta:generator>LibreOffice/6.1.2.1$Windows_X86_64 LibreOffice_project/65905a128db06ba48db947242809d14d3f9a93fe</meta:generator>
    <meta:document-statistic meta:table-count="0" meta:image-count="0" meta:object-count="0" meta:page-count="3" meta:paragraph-count="68" meta:word-count="843" meta:character-count="4962" meta:non-whitespace-character-count="4215"/>
  </office:meta>
</office:document-meta>
</file>